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8C9000000F46B26BBCEEC730B36.png" manifest:media-type="image/png"/>
  <manifest:file-entry manifest:full-path="Pictures/10000000000008C9000000F47E5BC773C5BC85D8.png" manifest:media-type="image/png"/>
  <manifest:file-entry manifest:full-path="Pictures/10000000000008C9000000F47A912D15E1E25D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evetica Neue" svg:font-family="'Helevetica Neue'"/>
    <style:font-face style:name="arial" svg:font-family="arial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Humanst521 BT" svg:font-family="'Humanst521 BT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Helvetica Neue1" svg:font-family="'Helvetica Neue'" style:font-family-generic="system" style:font-pitch="variable"/>
    <style:font-face style:name="Humanst521 BT1" svg:font-family="'Humanst521 BT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812cm" fo:margin-left="-0.046cm" table:align="left" style:writing-mode="lr-tb"/>
    </style:style>
    <style:style style:name="Tabela1.A" style:family="table-column">
      <style:table-column-properties style:column-width="4.099cm"/>
    </style:style>
    <style:style style:name="Tabela1.B" style:family="table-column">
      <style:table-column-properties style:column-width="13.71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" style:family="table">
      <style:table-properties style:width="17.805cm" fo:margin-left="0cm" table:align="left"/>
    </style:style>
    <style:style style:name="Tabela2.A" style:family="table-column">
      <style:table-column-properties style:column-width="17.805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812cm" fo:margin-left="-0.046cm" table:align="left" style:writing-mode="lr-tb"/>
    </style:style>
    <style:style style:name="Tabela4.A" style:family="table-column">
      <style:table-column-properties style:column-width="17.81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margin-top="1.499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</style:style>
    <style:style style:name="P2" style:family="paragraph" style:parent-style-name="Standard">
      <style:paragraph-properties fo:margin-left="0cm" fo:margin-right="0cm" fo:margin-top="0cm" fo:margin-bottom="1.014cm" loext:contextual-spacing="false" fo:line-height="100%" fo:text-align="start" style:justify-single-word="false" fo:keep-together="auto" fo:orphans="2" fo:widows="2" fo:text-indent="0cm" style:auto-text-indent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keep-with-next="always"/>
      <style:text-properties officeooo:paragraph-rsid="002c046f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93c47d" style:text-position="0% 100%" style:font-name="Helvetica Neue" fo:font-size="11pt" style:font-name-asian="Helvetica Neue1" style:font-size-asian="11pt" style:font-name-complex="Helvetica Neue1" style:font-size-complex="11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93c47d" style:text-position="0% 100%" style:font-name="Helvetica Neue" fo:font-size="11pt" officeooo:rsid="002a060a" officeooo:paragraph-rsid="002a060a" style:font-name-asian="Helvetica Neue1" style:font-size-asian="11pt" style:font-name-complex="Helvetica Neue1" style:font-size-complex="11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text-position="0% 100%" style:font-name="Helvetica Neue" fo:font-size="11pt" style:font-name-asian="Helvetica Neue1" style:font-size-asian="11pt" style:font-name-complex="Helvetica Neue1" style:font-size-complex="11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style:paragraph-properties style:text-autospace="none" style:punctuation-wrap="simple" style:snap-to-layout-grid="false"/>
      <style:text-properties style:font-name="Arial1" fo:font-size="10pt" officeooo:paragraph-rsid="002c5c32" style:font-size-asian="10pt" style:font-name-complex="Arial1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9pt" officeooo:paragraph-rsid="002c5c32" style:font-size-asian="9pt" style:font-name-complex="Arial1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4pt" fo:font-weight="bold" officeooo:paragraph-rsid="002c5c32" style:font-size-asian="14pt" style:font-weight-asian="bold" style:font-name-complex="Arial1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1" officeooo:paragraph-rsid="002c5c32" style:font-name-complex="Arial1" style:font-size-complex="11pt"/>
    </style:style>
    <style:style style:name="P12" style:family="paragraph" style:parent-style-name="Standard">
      <style:paragraph-properties fo:text-align="center" style:justify-single-word="false" style:text-autospace="none" style:punctuation-wrap="simple"/>
      <style:text-properties style:font-name="Arial1" officeooo:paragraph-rsid="002c5c32" style:font-name-complex="Arial1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Arial1" officeooo:paragraph-rsid="002c5c32" style:font-name-complex="Arial1" style:font-size-complex="11pt"/>
    </style:style>
    <style:style style:name="P14" style:family="paragraph" style:parent-style-name="Standard">
      <style:paragraph-properties fo:text-align="end" style:justify-single-word="false" style:text-autospace="none" style:punctuation-wrap="simple"/>
      <style:text-properties style:font-name="Arial1" officeooo:rsid="000f638e" officeooo:paragraph-rsid="002c5c32" style:font-name-complex="Arial1" style:font-size-complex="11pt"/>
    </style:style>
    <style:style style:name="P15" style:family="paragraph" style:parent-style-name="Standard">
      <style:paragraph-properties style:text-autospace="none" style:punctuation-wrap="simple" style:snap-to-layout-grid="false"/>
      <style:text-properties style:font-name="Arial1" officeooo:rsid="0037231c" officeooo:paragraph-rsid="0037231c" style:font-name-complex="Arial1" style:font-size-complex="11pt"/>
    </style:style>
    <style:style style:name="P16" style:family="paragraph" style:parent-style-name="Standard">
      <style:paragraph-properties style:text-autospace="none" style:punctuation-wrap="simple" style:snap-to-layout-grid="false"/>
      <style:text-properties style:font-name="Arial1" officeooo:rsid="0045b2eb" officeooo:paragraph-rsid="0045b2eb" style:font-name-complex="Arial1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8pt" officeooo:rsid="00078aac" officeooo:paragraph-rsid="002c046f" style:font-size-asian="18pt" style:font-name-complex="Arial1" style:font-size-complex="9pt"/>
    </style:style>
    <style:style style:name="P18" style:family="paragraph" style:parent-style-name="Standard">
      <style:paragraph-properties fo:text-align="end" style:justify-single-word="false"/>
      <style:text-properties officeooo:paragraph-rsid="002c046f"/>
    </style:style>
    <style:style style:name="P19" style:family="paragraph" style:parent-style-name="Standard">
      <style:text-properties officeooo:paragraph-rsid="002c5c32"/>
    </style:style>
    <style:style style:name="P20" style:family="paragraph" style:parent-style-name="Standard">
      <style:paragraph-properties fo:text-align="center" style:justify-single-word="false" style:text-autospace="none" style:punctuation-wrap="simple"/>
      <style:text-properties fo:color="#3399ff" style:font-name="Arial1" officeooo:paragraph-rsid="002c5c32" style:font-name-complex="Arial1" style:font-size-complex="11pt"/>
    </style:style>
    <style:style style:name="P21" style:family="paragraph" style:parent-style-name="Standard">
      <style:paragraph-properties fo:margin-top="0.141cm" fo:margin-bottom="0.141cm" loext:contextual-spacing="false" style:text-autospace="none" style:punctuation-wrap="simple" style:snap-to-layout-grid="false"/>
      <style:text-properties style:font-name="Arial1" fo:font-weight="bold" officeooo:paragraph-rsid="002c5c32" style:font-weight-asian="bold" style:font-name-complex="Arial1" style:font-size-complex="11pt"/>
    </style:style>
    <style:style style:name="P22" style:family="paragraph" style:parent-style-name="Standard">
      <style:paragraph-properties fo:margin-top="0.141cm" fo:margin-bottom="0.141cm" loext:contextual-spacing="false" fo:text-align="center" style:justify-single-word="false" style:text-autospace="none" style:punctuation-wrap="simple" style:snap-to-layout-grid="false"/>
      <style:text-properties style:font-name="Arial1" fo:font-weight="bold" officeooo:rsid="000f638e" officeooo:paragraph-rsid="002c5c32" style:font-weight-asian="bold" style:font-name-complex="Arial1" style:font-size-complex="11pt"/>
    </style:style>
    <style:style style:name="P23" style:family="paragraph" style:parent-style-name="Standard">
      <style:paragraph-properties fo:margin-top="0.141cm" fo:margin-bottom="0.141cm" loext:contextual-spacing="false" fo:text-align="center" style:justify-single-word="false"/>
      <style:text-properties style:font-name="Arial1" fo:font-size="14pt" style:text-underline-style="solid" style:text-underline-width="auto" style:text-underline-color="font-color" fo:font-weight="bold" officeooo:rsid="000f638e" officeooo:paragraph-rsid="002fb2e2" style:font-size-asian="14pt" style:font-weight-asian="bold" style:font-name-complex="Arial1" style:font-size-complex="14pt"/>
    </style:style>
    <style:style style:name="P24" style:family="paragraph" style:parent-style-name="Standard">
      <style:paragraph-properties fo:margin-top="0.141cm" fo:margin-bottom="0.141cm" loext:contextual-spacing="false" fo:text-align="center" style:justify-single-word="false"/>
      <style:text-properties style:font-name="Arial1" fo:font-size="14pt" style:text-underline-style="solid" style:text-underline-width="auto" style:text-underline-color="font-color" fo:font-weight="bold" officeooo:rsid="002fb2e2" officeooo:paragraph-rsid="002fb2e2" style:font-size-asian="14pt" style:font-weight-asian="bold" style:font-name-complex="Arial1" style:font-size-complex="14pt"/>
    </style:style>
    <style:style style:name="P25" style:family="paragraph" style:parent-style-name="Standard">
      <style:paragraph-properties fo:margin-top="0.141cm" fo:margin-bottom="0.141cm" loext:contextual-spacing="false" fo:text-align="center" style:justify-single-word="false"/>
      <style:text-properties style:font-name="Arial1" fo:font-size="14pt" officeooo:paragraph-rsid="002fb2e2" style:font-size-asian="14pt" style:font-name-complex="Arial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4pt" style:font-size-asian="14pt" style:font-name-complex="Arial1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2pt" style:text-underline-style="solid" style:text-underline-width="auto" style:text-underline-color="font-color" fo:font-weight="bold" officeooo:rsid="002fb2e2" officeooo:paragraph-rsid="002fb2e2" style:font-size-asian="12pt" style:font-weight-asian="bold" style:font-name-complex="Arial1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3399ff" style:font-name="Arial1" fo:font-size="9pt" officeooo:rsid="003069d5" officeooo:paragraph-rsid="003069d5" style:font-size-asian="9pt" style:font-name-complex="Arial1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color="#3399ff" style:font-name="Arial1" fo:font-size="9pt" officeooo:rsid="003069d5" officeooo:paragraph-rsid="003069d5" style:font-size-asian="9pt" style:font-name-complex="Arial1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color="#3399ff" style:font-name="Arial1" fo:font-size="9pt" officeooo:rsid="0039138c" officeooo:paragraph-rsid="0045b2eb" style:font-size-asian="9pt" style:font-name-complex="Arial1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color="#3399ff" style:font-name="Arial1" fo:font-size="9pt" officeooo:rsid="004596a9" officeooo:paragraph-rsid="004596a9" style:font-size-asian="9pt" style:font-name-complex="Arial1" style:font-size-complex="9pt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1" fo:font-size="9pt" officeooo:rsid="0039138c" officeooo:paragraph-rsid="0039138c" style:font-size-asian="9pt" style:font-name-complex="Arial1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Arial1" fo:font-size="9pt" officeooo:rsid="0039138c" officeooo:paragraph-rsid="003a6d80" style:font-size-asian="9pt" style:font-name-complex="Arial1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color="#00ccff" style:font-name="Arial1" fo:font-size="9pt" officeooo:rsid="003ea496" officeooo:paragraph-rsid="003a6d80" style:font-size-asian="9pt" style:font-name-complex="Arial1" style:font-size-complex="9pt"/>
    </style:style>
    <style:style style:name="P35" style:family="paragraph" style:parent-style-name="Text_20_body_20_indent">
      <style:paragraph-properties fo:line-height="150%" fo:text-align="center" style:justify-single-word="false"/>
      <style:text-properties fo:text-transform="uppercase" style:font-name="Arial1" fo:font-size="14pt" fo:font-weight="bold" officeooo:rsid="000f638e" officeooo:paragraph-rsid="002c5c32" style:font-size-asian="14pt" style:font-weight-asian="bold" style:font-name-complex="Arial1" style:font-size-complex="14pt"/>
    </style:style>
    <style:style style:name="P36" style:family="paragraph" style:parent-style-name="Standard">
      <style:paragraph-properties style:text-autospace="none" style:punctuation-wrap="simple" style:snap-to-layout-grid="false"/>
      <style:text-properties fo:font-variant="normal" fo:text-transform="none" fo:color="#000000" style:font-name="arial" fo:font-size="12pt" fo:letter-spacing="normal" fo:font-style="normal" fo:font-weight="normal" officeooo:rsid="0045b2eb" officeooo:paragraph-rsid="002c5c32" style:font-size-asian="12pt" style:font-name-complex="Arial1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1" fo:font-size="9pt" officeooo:rsid="004596a9" officeooo:paragraph-rsid="0045b2eb" style:font-size-asian="9pt" style:font-name-complex="Arial1" style:font-size-complex="9pt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1" fo:font-size="9pt" officeooo:rsid="004596a9" officeooo:paragraph-rsid="004596a9" style:font-size-asian="9pt" style:font-name-complex="Arial1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1" fo:font-size="9pt" officeooo:rsid="004596a9" officeooo:paragraph-rsid="0039138c" style:font-size-asian="9pt" style:font-name-complex="Arial1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1" fo:font-size="9pt" officeooo:rsid="0039138c" officeooo:paragraph-rsid="003a6d80" style:font-size-asian="9pt" style:font-name-complex="Arial1" style:font-size-complex="9pt"/>
    </style:style>
    <style:style style:name="P41" style:family="paragraph" style:parent-style-name="Text_20_body_20_indent" style:master-page-name="Standard">
      <style:paragraph-properties fo:line-height="150%" fo:text-align="center" style:justify-single-word="false" style:page-number="1"/>
      <style:text-properties fo:text-transform="uppercase" style:font-name="Arial1" fo:font-size="14pt" fo:font-weight="bold" officeooo:rsid="000f638e" officeooo:paragraph-rsid="002c5c32" style:font-size-asian="14pt" style:font-weight-asian="bold" style:font-name-complex="Arial1" style:font-size-complex="14pt"/>
    </style:style>
    <style:style style:name="T1" style:family="text">
      <style:text-properties officeooo:rsid="002a060a"/>
    </style:style>
    <style:style style:name="T2" style:family="text">
      <style:text-properties style:text-position="0% 100%" style:font-name="Helvetica Neue" fo:font-size="11pt" style:font-name-asian="Helvetica Neue1" style:font-size-asian="11pt" style:font-name-complex="Helvetica Neue1" style:font-size-complex="11pt"/>
    </style:style>
    <style:style style:name="T3" style:family="text">
      <style:text-properties style:text-position="0% 100%" style:font-name="Helvetica Neue" fo:font-size="11pt" officeooo:rsid="002a060a" style:font-name-asian="Helvetica Neue1" style:font-size-asian="11pt" style:font-name-complex="Helvetica Neue1" style:font-size-complex="11pt"/>
    </style:style>
    <style:style style:name="T4" style:family="text">
      <style:text-properties style:text-position="0% 100%" style:font-name="Helvetica Neue" fo:font-size="11pt" officeooo:rsid="002c5c32" style:font-name-asian="Helvetica Neue1" style:font-size-asian="11pt" style:font-name-complex="Helvetica Neue1" style:font-size-complex="11pt"/>
    </style:style>
    <style:style style:name="T5" style:family="text">
      <style:text-properties style:text-position="0% 100%" style:font-name="Helevetica Neue" fo:font-size="11pt" style:font-name-asian="Helvetica Neue1" style:font-size-asian="11pt" style:font-name-complex="Helvetica Neue1" style:font-size-complex="11pt"/>
    </style:style>
    <style:style style:name="T6" style:family="text">
      <style:text-properties fo:color="#000000"/>
    </style:style>
    <style:style style:name="T7" style:family="text">
      <style:text-properties fo:color="#000000" style:text-position="0% 100%" style:font-name="Helevetica Neue" fo:font-size="11pt" style:font-name-asian="Helvetica Neue1" style:font-size-asian="11pt" style:font-name-complex="Helvetica Neue1" style:font-size-complex="11pt"/>
    </style:style>
    <style:style style:name="T8" style:family="text">
      <style:text-properties fo:color="#000000" style:font-name="Helevetica Neue"/>
    </style:style>
    <style:style style:name="T9" style:family="text">
      <style:text-properties fo:color="#000000" officeooo:rsid="004596a9"/>
    </style:style>
    <style:style style:name="T10" style:family="text">
      <style:text-properties fo:color="#000000" officeooo:rsid="0045b2eb"/>
    </style:style>
    <style:style style:name="T11" style:family="text">
      <style:text-properties fo:color="#000000" officeooo:rsid="0047d585"/>
    </style:style>
    <style:style style:name="T12" style:family="text">
      <style:text-properties fo:color="#000000" fo:font-style="italic" officeooo:rsid="0047d585" style:font-style-asian="italic" style:font-style-complex="italic"/>
    </style:style>
    <style:style style:name="T13" style:family="text">
      <style:text-properties style:font-name="Arial1" style:font-name-complex="Arial1" style:font-size-complex="11pt"/>
    </style:style>
    <style:style style:name="T14" style:family="text">
      <style:text-properties style:font-name="Arial1" officeooo:rsid="000f638e" style:font-name-complex="Arial1" style:font-size-complex="11pt"/>
    </style:style>
    <style:style style:name="T15" style:family="text">
      <style:text-properties style:font-name="Arial1" fo:font-size="10.5pt" officeooo:rsid="000f638e" style:font-size-asian="10.5pt" style:font-name-complex="Arial1" style:font-size-complex="10.5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0f638e"/>
    </style:style>
    <style:style style:name="T18" style:family="text">
      <style:text-properties style:text-underline-style="solid" style:text-underline-width="auto" style:text-underline-color="font-color" officeooo:rsid="002fb2e2"/>
    </style:style>
    <style:style style:name="T19" style:family="text">
      <style:text-properties style:text-underline-style="solid" style:text-underline-width="auto" style:text-underline-color="font-color" officeooo:rsid="0033c778"/>
    </style:style>
    <style:style style:name="T20" style:family="text">
      <style:text-properties officeooo:rsid="000f638e"/>
    </style:style>
    <style:style style:name="T21" style:family="text">
      <style:text-properties officeooo:rsid="002c5c32"/>
    </style:style>
    <style:style style:name="T22" style:family="text">
      <style:text-properties officeooo:rsid="003069d5"/>
    </style:style>
    <style:style style:name="T23" style:family="text">
      <style:text-properties fo:color="#3399ff" officeooo:rsid="003069d5"/>
    </style:style>
    <style:style style:name="T24" style:family="text">
      <style:text-properties officeooo:rsid="0033c77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hamada interna <text:span text:style-name="T24">13</text:span>/201<text:span text:style-name="T24">8/PROPPI</text:span> – câmpus São José</text:p>
      <text:p text:style-name="P35"/>
      <text:p text:style-name="P10"><text:span text:style-name="T17">R</text:span><text:span text:style-name="T16">elatório </text:span><text:span text:style-name="T18">de Atividades e </text:span><text:span text:style-name="T19">de </text:span><text:span text:style-name="T18">Investimentos</text:span><text:span text:style-name="T17"> - 201</text:span><text:span text:style-name="T19">8</text:span></text:p>
      <text:p text:style-name="P10"/>
      <text:p text:style-name="P10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21">1. Identificação do Projeto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8">Título do projeto</text:p>
          </table:table-cell>
          <table:table-cell table:style-name="Tabela1.A1" office:value-type="string">
            <text:p text:style-name="P16">Implementação e avaliação de estimadores de estados de enlace em redes de sensores sem fio</text:p>
          </table:table-cell>
        </table:table-row>
        <table:table-row table:style-name="Tabela1.1">
          <table:table-cell table:style-name="Tabela1.A2" office:value-type="string">
            <text:p text:style-name="P8">Coordenador</text:p>
          </table:table-cell>
          <table:table-cell table:style-name="Tabela1.A1" office:value-type="string">
            <text:p text:style-name="P36">Eraldo Silveira e Silva</text:p>
          </table:table-cell>
        </table:table-row>
        <table:table-row table:style-name="Tabela1.1">
          <table:table-cell table:style-name="Tabela1.A2" office:value-type="string">
            <text:p text:style-name="P8">Bolsista<text:span text:style-name="T24">(s)</text:span></text:p>
          </table:table-cell>
          <table:table-cell table:style-name="Tabela1.A1" office:value-type="string">
            <text:p text:style-name="P16">Nelson Espindola Alves</text:p>
          </table:table-cell>
        </table:table-row>
        <table:table-row table:style-name="Tabela1.1">
          <table:table-cell table:style-name="Tabela1.A2" office:value-type="string">
            <text:p text:style-name="P8">C<text:span text:style-name="T20">â</text:span>mpus</text:p>
          </table:table-cell>
          <table:table-cell table:style-name="Tabela1.A1" office:value-type="string">
            <text:p text:style-name="P15">São José</text:p>
          </table:table-cell>
        </table:table-row>
      </table:table>
      <text:p text:style-name="P24"/>
      <text:p text:style-name="P2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7">Atividades Desenvolvidas</text:p>
            <text:p text:style-name="P28"/>
            <text:p text:style-name="P30"><text:s text:c="6"/><text:span text:style-name="T9">O objetivo principal da pesquisa é realizar uma série de estudos sobre diferentes estimativas de estado de enlace para redes de sensores sem fio. Após </text:span><text:span text:style-name="T10">uma analise</text:span><text:span text:style-name="T9"> </text:span><text:span text:style-name="T10">sobre os estimadores</text:span><text:span text:style-name="T9">, a próxima etapa se dá por conta da implementação e </text:span><text:span text:style-name="T10">avaliação</text:span><text:span text:style-name="T9"> das mesmas através de um sistema operacional próprio, conhecido por Contiki. <text:s/></text:span></text:p>
            <text:p text:style-name="P37"/>
            <text:p text:style-name="P31"><text:span text:style-name="T6">Sendo assim, a pesquisa passou por um inicio de muita leitura com o auxilio de diversos artigos já disponíveis, </text:span><text:span text:style-name="T10">tendo como referência central o </text:span><text:span text:style-name="T11">artigo “</text:span><text:span text:style-name="T12">Radio Link Quality Estimation in Wireless Sensor Networks: A Survey</text:span><text:span text:style-name="T11">” </text:span><text:span text:style-name="T10">de <text:s/></text:span><text:span text:style-name="T11">Nouha </text:span><text:span text:style-name="T10">Baccour, no qual ele realiza um estudo sobre diversos estimadores.</text:span></text:p>
            <text:p text:style-name="P38"/>
            <text:p text:style-name="P31"><text:span text:style-name="T6">O projeto não alcançou seu objetivo final devido à falta de tempo pois a bolsa teve seu inicio na metade do semestre</text:span><text:span text:style-name="T10">(10/09/2017)</text:span><text:span text:style-name="T6">, porém foi proveitosa, aprimorando muitos conceitos da área de redes, programação e </text:span><text:span text:style-name="T11">projeto de </text:span><text:span text:style-name="T6">protocolos. </text:span></text:p>
            <text:p text:style-name="P39"/>
            <text:p text:style-name="P32"/>
            <text:p text:style-name="P33"><text:s text:c="5"/></text:p>
            <text:p text:style-name="P34"/>
            <text:p text:style-name="P33"><text:s text:c="12"/></text:p>
            <text:p text:style-name="P32"><text:s text:c="7"/></text:p>
            <text:p text:style-name="P29"/>
            <text:p text:style-name="P29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  <table:table-row>
          <table:table-cell table:style-name="Tabela2.A2" office:value-type="string">
            <text:p text:style-name="P27"/>
          </table:table-cell>
        </table:table-row>
      </table:table>
      <text:p text:style-name="P23"><text:soft-page-break/></text:p>
      <text:p text:style-name="P25"/>
      <text:p text:style-name="P19"/>
      <text:p text:style-name="P19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2">Justificativa caso o gasto não tenha sido realizado</text:p>
          </table:table-cell>
        </table:table-row>
        <table:table-row table:style-name="Tabela4.1">
          <table:table-cell table:style-name="Tabela4.A1" office:value-type="string"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9"/>
      <text:p text:style-name="P11"/>
      <text:p text:style-name="P13"/>
      <text:p text:style-name="P13">______________________________</text:p>
      <text:p text:style-name="P20">Nome do <text:span text:style-name="T22">servidor</text:span></text:p>
      <text:p text:style-name="P12">Coordenador do Projeto de <text:span text:style-name="T23">Ensino/Pesquisa/Extensão</text:span></text:p>
      <text:p text:style-name="P12"/>
      <text:p text:style-name="P14">São José, <text:s text:c="4"/>de <text:span text:style-name="T21">dezembro</text:span> de 201<text:span text:style-name="T24">8</text:span></text:p>
      <text:p text:style-name="P19"><text:span text:style-name="Fonte_20_parág._20_padrão"><text:span text:style-name="T13"><text:tab/><text:tab/><text:tab/><text:tab/><text:tab/><text:tab/><text:tab/><text:tab/><text:tab/><text:tab/><text:tab/>(local e data)</text:span></text:span></text:p>
      <text:p text:style-name="P19"/>
      <text:p text:style-name="P19"/>
      <text:p text:style-name="P19"><text:span text:style-name="Fonte_20_parág._20_padrão"><text:span text:style-name="T13"/></text:span></text:p>
      <text:p text:style-name="P19"><text:span text:style-name="Fonte_20_parág._20_padrão"><text:span text:style-name="T14">¹ </text:span></text:span><text:span text:style-name="Fonte_20_parág._20_padrão"><text:span text:style-name="T15">Deve ser preenchido sequencialmente, ou seja, 01, 02, 03 […] para cada tipo de item adquirido.</text:span></text:span></text:p>
      <text:p text:style-name="P19"><text:span text:style-name="Fonte_20_parág._20_padrão"><text:span text:style-name="T15">² Deve ser preenchido com o valor total do item, ou seja, valor unitário vezes a quantidade adquirida.</text:span></text:span></text:p>
      <text:p text:style-name="P9"><text:span text:style-name="Fonte_20_parág._20_padrão"><text:span text:style-name="T14"/></text:span></text:p>
      <text:p text:style-name="P17"/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evetica Neue" svg:font-family="'Helevetica Neue'"/>
    <style:font-face style:name="arial" svg:font-family="arial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Humanst521 BT" svg:font-family="'Humanst521 BT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Helvetica Neue1" svg:font-family="'Helvetica Neue'" style:font-family-generic="system" style:font-pitch="variable"/>
    <style:font-face style:name="Humanst521 BT1" svg:font-family="'Humanst521 BT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lways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01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name-asian="Arial2" style:font-family-asian="Arial" style:font-family-generic-asian="system" style:font-pitch-asian="variable" style:font-size-asian="11pt" style:font-style-asian="normal" style:font-weight-asian="bold" style:font-name-complex="Arial2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Humanst521 BT" fo:font-family="'Humanst521 BT'" style:font-family-generic="roman" style:font-pitch="variable" fo:font-size="36pt" fo:font-style="normal" style:text-underline-style="none" fo:font-weight="normal" style:font-name-asian="Humanst521 BT1" style:font-family-asian="'Humanst521 BT'" style:font-family-generic-asian="system" style:font-pitch-asian="variable" style:font-size-asian="36pt" style:font-style-asian="normal" style:font-weight-asian="normal" style:font-name-complex="Humanst521 BT1" style:font-family-complex="'Humanst521 BT'" style:font-family-generic-complex="system" style:font-pitch-complex="variable" style:font-size-complex="36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106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ListLabel_20_1" style:display-name="ListLabel 1" style:family="text">
      <style:text-properties fo:font-size="11pt" fo:font-weight="normal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3z0" style:family="text">
      <style:text-properties style:font-name="Arial1" fo:font-family="Arial" style:font-family-generic="swiss" style:font-pitch="variable" fo:font-size="10pt" fo:font-weight="bold" style:font-size-asian="10pt" style:font-weight-asian="bold" style:font-name-complex="Arial1" style:font-family-complex="Arial" style:font-family-generic-complex="swiss" style:font-pitch-complex="variable"/>
    </style:style>
    <style:style style:name="WW8Num4z0" style:family="text">
      <style:text-properties fo:color="#000000" style:font-name="Symbol" fo:font-family="Symbol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9pt"/>
    </style:style>
    <style:style style:name="Fonte_20_parág._20_padrão5" style:display-name="Fonte parág. padrão5" style:family="text"/>
    <style:style style:name="newstexto1" style:family="text" style:parent-style-name="Fonte_20_parág._20_padrão5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3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1.499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93c47d" style:text-position="0% 100%" style:font-name="Helvetica Neue" fo:font-size="11pt" style:font-name-asian="Helvetica Neue1" style:font-size-asian="11pt" style:font-name-complex="Helvetica Neue1" style:font-size-complex="11pt"/>
    </style:style>
    <style:style style:name="MP3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93c47d" style:text-position="0% 100%" style:font-name="Helvetica Neue" fo:font-size="11pt" officeooo:rsid="002a060a" officeooo:paragraph-rsid="002a060a" style:font-name-asian="Helvetica Neue1" style:font-size-asian="11pt" style:font-name-complex="Helvetica Neue1" style:font-size-complex="11pt"/>
    </style:style>
    <style:style style:name="MP4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text-position="0% 100%" style:font-name="Helvetica Neue" fo:font-size="11pt" style:font-name-asian="Helvetica Neue1" style:font-size-asian="11pt" style:font-name-complex="Helvetica Neue1" style:font-size-complex="11pt"/>
    </style:style>
    <style:style style:name="MP5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left="0cm" fo:margin-right="0cm" fo:margin-top="0cm" fo:margin-bottom="1.014cm" loext:contextual-spacing="false" fo:line-height="100%" fo:text-align="start" style:justify-single-word="false" fo:keep-together="auto" fo:orphans="2" fo:widows="2" fo:text-indent="0cm" style:auto-text-indent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officeooo:rsid="002a060a"/>
    </style:style>
    <style:style style:name="MT2" style:family="text">
      <style:text-properties style:text-position="0% 100%" style:font-name="Helvetica Neue" fo:font-size="11pt" style:font-name-asian="Helvetica Neue1" style:font-size-asian="11pt" style:font-name-complex="Helvetica Neue1" style:font-size-complex="11pt"/>
    </style:style>
    <style:style style:name="MT3" style:family="text">
      <style:text-properties style:text-position="0% 100%" style:font-name="Helvetica Neue" fo:font-size="11pt" officeooo:rsid="002a060a" style:font-name-asian="Helvetica Neue1" style:font-size-asian="11pt" style:font-name-complex="Helvetica Neue1" style:font-size-complex="11pt"/>
    </style:style>
    <style:style style:name="MT4" style:family="text">
      <style:text-properties style:text-position="0% 100%" style:font-name="Helvetica Neue" fo:font-size="11pt" officeooo:rsid="002c5c32" style:font-name-asian="Helvetica Neue1" style:font-size-asian="11pt" style:font-name-complex="Helvetica Neue1" style:font-size-complex="11pt"/>
    </style:style>
    <style:style style:name="MT5" style:family="text">
      <style:text-properties style:text-position="0% 100%" style:font-name="Helevetica Neue" fo:font-size="11pt" style:font-name-asian="Helvetica Neue1" style:font-size-asian="11pt" style:font-name-complex="Helvetica Neue1" style:font-size-complex="11pt"/>
    </style:style>
    <style:style style:name="MT6" style:family="text">
      <style:text-properties fo:color="#000000" style:text-position="0% 100%" style:font-name="Helevetica Neue" fo:font-size="11pt" style:font-name-asian="Helvetica Neue1" style:font-size-asian="11pt" style:font-name-complex="Helvetica Neue1" style:font-size-complex="11pt"/>
    </style:style>
    <style:style style:name="MT7" style:family="text">
      <style:text-properties fo:color="#000000" style:font-name="Helevetica Neu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cm" fo:margin-right="1.314cm" fo:background-color="#ffffff" style:writing-mode="lr-tb" style:layout-grid-color="#c0c0c0" style:layout-grid-lines="2370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087cm" fo:margin-left="0cm" fo:margin-right="0cm" fo:margin-bottom="2.986cm" style:dynamic-spacing="true"/>
      </style:header-style>
      <style:footer-style>
        <style:header-footer-properties fo:min-height="1.64cm" fo:margin-left="0cm" fo:margin-right="0cm" fo:margin-top="1.5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3.087cm" fo:margin-bottom="2.91cm" fo:margin-left="2cm" fo:margin-right="1.314cm" fo:background-color="#ffffff" style:writing-mode="lr-tb" style:layout-grid-color="#c0c0c0" style:layout-grid-lines="2370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03.png" text:anchor-type="as-char" svg:width="17.694cm" svg:height="1.905cm" draw:z-index="1"><draw:image xlink:href="Pictures/10000000000008C9000000F47E5BC773C5BC85D8.png" xlink:type="simple" xlink:show="embed" xlink:actuate="onLoad" loext:mime-type="image/png"/></draw:frame></text:p>
      </style:header>
      <style:footer>
        <text:p text:style-name="MP2">Instituto Federal de Santa Catarina</text:p>
        <text:p text:style-name="MP3">Câmpus São José</text:p>
        <text:p text:style-name="MP4">Rua: <text:span text:style-name="MT1">José Lino Kretzer</text:span>, <text:span text:style-name="MT1">608</text:span> <text:s/>| <text:s/><text:span text:style-name="MT1">Praia Comprida</text:span> <text:s/>| <text:s text:c="2"/><text:span text:style-name="MT1">São José</text:span>/SC <text:s/>| <text:s/>CEP: 88.<text:span text:style-name="MT1">103</text:span>-<text:span text:style-name="MT1">3</text:span>10</text:p>
        <text:p text:style-name="MP5"><text:span text:style-name="MT2">Fone: (48) 3</text:span><text:span text:style-name="MT3">381</text:span><text:span text:style-name="MT2">-</text:span><text:span text:style-name="MT3">28</text:span><text:span text:style-name="MT4">99</text:span><text:span text:style-name="MT2"> <text:s text:c="2"/>| <text:s text:c="2"/>www.</text:span><text:span text:style-name="MT3">sj.</text:span><text:span text:style-name="MT2">ifsc.edu.br <text:s/>| <text:s/></text:span><text:span text:style-name="MT5">C</text:span><text:span text:style-name="MT6">NPJ </text:span><text:span text:style-name="MT7">11.402.887/0003-22</text:span></text:p>
        <text:p text:style-name="MP6"/>
      </style:footer>
    </style:master-page>
    <style:master-page style:name="Converted1" style:page-layout-name="Mpm2">
      <style:header>
        <text:p text:style-name="MP1"><draw:frame draw:style-name="Mfr2" draw:name="figuras1" text:anchor-type="as-char" svg:width="17.694cm" svg:height="1.905cm" draw:z-index="0"><draw:image xlink:href="Pictures/10000000000008C9000000F47A912D15E1E25DDE.png" xlink:type="simple" xlink:show="embed" xlink:actuate="onLoad" loext:mime-type="image/png"/></draw:frame></text:p>
      </style:header>
      <style:footer>
        <text:p text:style-name="MP2">Instituto Federal de Santa Catarina</text:p>
        <text:p text:style-name="MP2">Pró-Reitoria de Extensão e Relações Externas | Diretoria de Extensão</text:p>
        <text:p text:style-name="MP4">Rua: 14 de julho, 150 <text:s/>| <text:s/>Coqueiros <text:s/>| <text:s text:c="2"/>Florianópolis /SC <text:s/>| <text:s/>CEP: 88.075-010</text:p>
        <text:p text:style-name="MP4">Fone: (48) 3877-9000 <text:s text:c="2"/>| <text:s text:c="2"/>www.ifsc.edu.br <text:s/>| <text:s/>CNPJ 11.402.887/0001-60</text:p>
        <text:p text:style-name="MP6"/>
      </style:footer>
    </style:master-page>
    <style:master-page style:name="Converted2" style:page-layout-name="Mpm2">
      <style:header>
        <text:p text:style-name="MP1"><draw:frame draw:style-name="Mfr2" draw:name="1" text:anchor-type="as-char" svg:width="17.694cm" svg:height="1.905cm" draw:z-index="0"><draw:image xlink:href="Pictures/10000000000008C9000000F46B26BBCEEC730B36.png" xlink:type="simple" xlink:show="embed" xlink:actuate="onLoad" loext:mime-type="image/png"/></draw:frame></text:p>
      </style:header>
      <style:footer>
        <text:p text:style-name="MP2">Instituto Federal de Santa Catarina</text:p>
        <text:p text:style-name="MP2">Pró-Reitoria de Extensão e Relações Externas | Diretoria de Extensão</text:p>
        <text:p text:style-name="MP4">Rua: 14 de julho, 150 <text:s/>| <text:s/>Coqueiros <text:s/>| <text:s text:c="2"/>Florianópolis /SC <text:s/>| <text:s/>CEP: 88.075-010</text:p>
        <text:p text:style-name="MP4">Fone: (48) 3877-9000 <text:s text:c="2"/>| <text:s text:c="2"/>www.ifsc.edu.br <text:s/>| <text:s/>CNPJ 11.402.887/0001-60</text:p>
        <text:p text:style-name="MP6"/>
      </style:footer>
    </style:master-page>
    <style:master-page style:name="Converted3" style:page-layout-name="Mpm2">
      <style:header>
        <text:p text:style-name="MP1"><draw:frame draw:style-name="Mfr2" draw:name="2" text:anchor-type="as-char" svg:width="17.694cm" svg:height="1.905cm" draw:z-index="0"><draw:image xlink:href="Pictures/10000000000008C9000000F46B26BBCEEC730B36.png" xlink:type="simple" xlink:show="embed" xlink:actuate="onLoad" loext:mime-type="image/png"/></draw:frame></text:p>
      </style:header>
      <style:footer>
        <text:p text:style-name="MP2">Instituto Federal de Santa Catarina</text:p>
        <text:p text:style-name="MP2">Pró-Reitoria de Extensão e Relações Externas | Diretoria de Extensão</text:p>
        <text:p text:style-name="MP4">Rua: 14 de julho, 150 <text:s/>| <text:s/>Coqueiros <text:s/>| <text:s text:c="2"/>Florianópolis /SC <text:s/>| <text:s/>CEP: 88.075-010</text:p>
        <text:p text:style-name="MP4">Fone: (48) 3877-9000 <text:s text:c="2"/>| <text:s text:c="2"/>www.ifsc.edu.br <text:s/>| <text:s/>CNPJ 11.402.887/0001-60</text:p>
        <text:p text:style-name="MP6"/>
      </style:footer>
    </style:master-page>
    <style:master-page style:name="Converted4" style:page-layout-name="Mpm3"/>
    <style:master-page style:name="Converted5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8-12-18T21:07:53.752360017</dc:date>
    <meta:editing-duration>PT5H54M23S</meta:editing-duration>
    <meta:editing-cycles>13</meta:editing-cycles>
    <meta:print-date>2017-02-14T14:59:15.909000000</meta:print-date>
    <meta:document-statistic meta:table-count="3" meta:image-count="4" meta:object-count="0" meta:page-count="2" meta:paragraph-count="46" meta:word-count="385" meta:character-count="2585" meta:non-whitespace-character-count="2137"/>
  </office:meta>
</office:document-meta>
</file>